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MenuExtensionHandler.applyNextHandler( FaceletContext faceletContext , UIComponent menu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MenuExtensionHandler.TobagoMenu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MenuExtensionHandler.onComponentCreated( FaceletContext faceletContext , UIComponent menuCommand , UICompon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bagoMenuExtensionHandler.createMetaRuleset( Class a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